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id_inscr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tot_hr_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4/09/2012</text:date>, <text:time>14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_5f_seances_5f_par_5f_inscr" style:display-name="PageStyle_req_seances_par_insc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24T14:53:25.21</dc:date>
    <meta:editing-duration>PT4M11S</meta:editing-duration>
    <meta:editing-cycles>2</meta:editing-cycles>
    <meta:generator>OpenOffice.org/3.3$Win32 OpenOffice.org_project/330m20$Build-9567</meta:generator>
    <meta:document-statistic meta:table-count="1" meta:cell-count="21" meta:object-count="0"/>
  </office:meta>
</office:document-meta>
</file>